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40B000001C804FC77F5202C6CE4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762cm" svg:height="3.86cm" svg:x="6.398cm" svg:y="13.133cm">
          <draw:image xlink:href="Pictures/100000000000040B000001C804FC77F5202C6CE4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1:32:56.601329239</meta:creation-date>
    <dc:date>2018-02-08T11:33:19.786299535</dc:date>
    <meta:editing-duration>PT23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